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517cm"/>
    </style:style>
    <style:style style:name="ro1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#ff9966"/>
    </style:style>
    <style:style style:name="ce3" style:family="table-cell" style:parent-style-name="Default">
      <style:table-cell-properties fo:background-color="#33cc66"/>
    </style:style>
    <style:style style:name="ce4" style:family="table-cell" style:parent-style-name="Default">
      <style:table-cell-properties fo:background-color="#83caff"/>
    </style:style>
  </office:automatic-styles>
  <office:body>
    <office:spreadsheet>
      <table:table table:name="batch_1" table:style-name="ta1"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>
            <text:p>mpi</text:p>
          </table:table-cell>
          <table:table-cell office:value-type="string">
            <text:p>Vecadd (min)</text:p>
          </table:table-cell>
          <table:table-cell office:value-type="string">
            <text:p>Vecadd (max)</text:p>
          </table:table-cell>
          <table:table-cell office:value-type="string">
            <text:p>Variation</text:p>
          </table:table-cell>
          <table:table-cell/>
          <table:table-cell office:value-type="string">
            <text:p>Vecsum(min)</text:p>
          </table:table-cell>
          <table:table-cell office:value-type="string">
            <text:p>Vecsum(max)</text:p>
          </table:table-cell>
          <table:table-cell table:style-name="ce1" office:value-type="string">
            <text:p>Variation</text:p>
          </table:table-cell>
          <table:table-cell table:style-name="ce1"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46750974655151">
            <text:p>0.8467509747</text:p>
          </table:table-cell>
          <table:table-cell office:value-type="float" office:value="0.84876561164856">
            <text:p>0.8487656116</text:p>
          </table:table-cell>
          <table:table-cell table:formula="of:=[.C2]-[.B2]" office:value-type="float" office:value="0.00201463699340898">
            <text:p>0.002014637</text:p>
          </table:table-cell>
          <table:table-cell/>
          <table:table-cell office:value-type="float" office:value="0.449516296386719">
            <text:p>0.4495162964</text:p>
          </table:table-cell>
          <table:table-cell office:value-type="float" office:value="0.460375785827637">
            <text:p>0.4603757858</text:p>
          </table:table-cell>
          <table:table-cell table:style-name="ce1" table:formula="of:=[.G2]-[.F2]" office:value-type="float" office:value="0.010859489440918">
            <text:p>0.0108594894</text:p>
          </table:table-cell>
          <table:table-cell table:style-name="ce1"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24673080444336">
            <text:p>0.4246730804</text:p>
          </table:table-cell>
          <table:table-cell office:value-type="float" office:value="0.426772117614746">
            <text:p>0.4267721176</text:p>
          </table:table-cell>
          <table:table-cell table:formula="of:=[.C3]-[.B3]" office:value-type="float" office:value="0.00209903717040999">
            <text:p>0.0020990372</text:p>
          </table:table-cell>
          <table:table-cell/>
          <table:table-cell office:value-type="float" office:value="0.450537204742432">
            <text:p>0.4505372047</text:p>
          </table:table-cell>
          <table:table-cell office:value-type="float" office:value="0.451815605163574">
            <text:p>0.4518156052</text:p>
          </table:table-cell>
          <table:table-cell table:style-name="ce1" table:formula="of:=[.G3]-[.F3]" office:value-type="float" office:value="0.00127840042114191">
            <text:p>0.0012784004</text:p>
          </table:table-cell>
          <table:table-cell table:style-name="ce1"/>
          <table:table-cell table:style-name="ce1" office:value-type="string">
            <text:p>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210283994674683">
            <text:p>0.2102839947</text:p>
          </table:table-cell>
          <table:table-cell office:value-type="float" office:value="0.214402914047241">
            <text:p>0.214402914</text:p>
          </table:table-cell>
          <table:table-cell table:formula="of:=[.C4]-[.B4]" office:value-type="float" office:value="0.00411891937255801">
            <text:p>0.0041189194</text:p>
          </table:table-cell>
          <table:table-cell/>
          <table:table-cell office:value-type="float" office:value="0.449952602386475">
            <text:p>0.4499526024</text:p>
          </table:table-cell>
          <table:table-cell office:value-type="float" office:value="0.461306810379028">
            <text:p>0.4613068104</text:p>
          </table:table-cell>
          <table:table-cell table:style-name="ce1" table:formula="of:=[.G4]-[.F4]" office:value-type="float" office:value="0.0113542079925531">
            <text:p>0.011354208</text:p>
          </table:table-cell>
          <table:table-cell table:style-name="ce1"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0453200340271">
            <text:p>0.1045320034</text:p>
          </table:table-cell>
          <table:table-cell office:value-type="float" office:value="0.11067795753479">
            <text:p>0.1106779575</text:p>
          </table:table-cell>
          <table:table-cell table:formula="of:=[.C5]-[.B5]" office:value-type="float" office:value="0.00614595413207999">
            <text:p>0.0061459541</text:p>
          </table:table-cell>
          <table:table-cell/>
          <table:table-cell office:value-type="float" office:value="0.450809955596924">
            <text:p>0.4508099556</text:p>
          </table:table-cell>
          <table:table-cell office:value-type="float" office:value="0.451250314712524">
            <text:p>0.4512503147</text:p>
          </table:table-cell>
          <table:table-cell table:style-name="ce1" table:formula="of:=[.G5]-[.F5]" office:value-type="float" office:value="0.000440359115600031">
            <text:p>0.0004403591</text:p>
          </table:table-cell>
          <table:table-cell table:style-name="ce1" table:number-columns-repeated="2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2" office:value-type="string">
            <text:p>mpi</text:p>
          </table:table-cell>
          <table:table-cell table:style-name="ce2" office:value-type="string">
            <text:p>Vecadd (min)</text:p>
          </table:table-cell>
          <table:table-cell table:style-name="ce2" office:value-type="string">
            <text:p>Vecadd (max)</text:p>
          </table:table-cell>
          <table:table-cell table:style-name="ce2" office:value-type="string">
            <text:p>Variation</text:p>
          </table:table-cell>
          <table:table-cell table:style-name="ce2" office:value-type="string">
            <text:p>Time difference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0.847912549972534">
            <text:p>0.84791255</text:p>
          </table:table-cell>
          <table:table-cell table:style-name="ce2" office:value-type="float" office:value="0.849803686141968">
            <text:p>0.8498036861</text:p>
          </table:table-cell>
          <table:table-cell table:style-name="ce2" table:formula="of:=[.C8]-[.B8]" office:value-type="float" office:value="0.00189113616943404">
            <text:p>0.0018911362</text:p>
          </table:table-cell>
          <table:table-cell table:style-name="ce2" table:formula="of:=[.B8]-[.B2]" office:value-type="float" office:value="0.00116157531738303">
            <text:p>0.0011615753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6.68021726608276">
            <text:p>6.6802172661</text:p>
          </table:table-cell>
          <table:table-cell table:style-name="ce2" office:value-type="float" office:value="6.90085577964783">
            <text:p>6.9008557796</text:p>
          </table:table-cell>
          <table:table-cell table:style-name="ce2" table:formula="of:=[.C9]-[.B9]" office:value-type="float" office:value="0.22063851356507">
            <text:p>0.2206385136</text:p>
          </table:table-cell>
          <table:table-cell table:style-name="ce2" table:formula="of:=[.B9]-[.B3]" office:value-type="float" office:value="6.25554418563842">
            <text:p>6.2555441856</text:p>
          </table:table-cell>
          <table:table-cell table:style-name="ce2"/>
          <table:table-cell table:style-name="ce2" office:value-type="string">
            <text:p>B</text:p>
          </table:table-cell>
          <table:table-cell table:number-columns-repeated="3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6.96076822280884">
            <text:p>6.9607682228</text:p>
          </table:table-cell>
          <table:table-cell table:style-name="ce2" office:value-type="float" office:value="7.19100642204285">
            <text:p>7.191006422</text:p>
          </table:table-cell>
          <table:table-cell table:style-name="ce2" table:formula="of:=[.C10]-[.B10]" office:value-type="float" office:value="0.230238199234011">
            <text:p>0.2302381992</text:p>
          </table:table-cell>
          <table:table-cell table:style-name="ce2" table:formula="of:=[.B10]-[.B4]" office:value-type="float" office:value="6.75048422813416">
            <text:p>6.7504842281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6.69590187072754">
            <text:p>6.6959018707</text:p>
          </table:table-cell>
          <table:table-cell table:style-name="ce2" office:value-type="float" office:value="6.87293338775635">
            <text:p>6.8729333878</text:p>
          </table:table-cell>
          <table:table-cell table:style-name="ce2" table:formula="of:=[.C11]-[.B11]" office:value-type="float" office:value="0.17703151702881">
            <text:p>0.177031517</text:p>
          </table:table-cell>
          <table:table-cell table:style-name="ce2" table:formula="of:=[.B11]-[.B5]" office:value-type="float" office:value="6.59136986732483">
            <text:p>6.5913698673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3" office:value-type="string">
            <text:p>mpi</text:p>
          </table:table-cell>
          <table:table-cell table:style-name="ce3" office:value-type="string">
            <text:p>Vecadd (min)</text:p>
          </table:table-cell>
          <table:table-cell table:style-name="ce3" office:value-type="string">
            <text:p>Vecadd (max)</text:p>
          </table:table-cell>
          <table:table-cell table:style-name="ce3" office:value-type="string">
            <text:p>Variation</text:p>
          </table:table-cell>
          <table:table-cell table:style-name="ce3" office:value-type="string">
            <text:p>Time difference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float" office:value="0.91598916053772">
            <text:p>0.9159891605</text:p>
          </table:table-cell>
          <table:table-cell table:style-name="ce3" office:value-type="float" office:value="0.918468713760376">
            <text:p>0.9184687138</text:p>
          </table:table-cell>
          <table:table-cell table:style-name="ce3" table:formula="of:=[.C14]-[.B14]" office:value-type="float" office:value="0.00247955322265603">
            <text:p>0.0024795532</text:p>
          </table:table-cell>
          <table:table-cell table:style-name="ce3" table:formula="of:=[.B14]-[.B2]" office:value-type="float" office:value="0.069238185882569">
            <text:p>0.0692381859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float" office:value="6.3984112739563">
            <text:p>6.398411274</text:p>
          </table:table-cell>
          <table:table-cell table:style-name="ce3" office:value-type="float" office:value="6.54051113128662">
            <text:p>6.5405111313</text:p>
          </table:table-cell>
          <table:table-cell table:style-name="ce3" table:formula="of:=[.C15]-[.B15]" office:value-type="float" office:value="0.142099857330321">
            <text:p>0.1420998573</text:p>
          </table:table-cell>
          <table:table-cell table:style-name="ce3" table:formula="of:=[.B15]-[.B3]" office:value-type="float" office:value="5.97373819351196">
            <text:p>5.9737381935</text:p>
          </table:table-cell>
          <table:table-cell table:style-name="ce3"/>
          <table:table-cell table:style-name="ce3" office:value-type="string">
            <text:p>C</text:p>
          </table:table-cell>
          <table:table-cell table:number-columns-repeated="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float" office:value="6.49163556098938">
            <text:p>6.491635561</text:p>
          </table:table-cell>
          <table:table-cell table:style-name="ce3" office:value-type="float" office:value="6.67186164855957">
            <text:p>6.6718616486</text:p>
          </table:table-cell>
          <table:table-cell table:style-name="ce3" table:formula="of:=[.C16]-[.B16]" office:value-type="float" office:value="0.18022608757019">
            <text:p>0.1802260876</text:p>
          </table:table-cell>
          <table:table-cell table:style-name="ce3" table:formula="of:=[.B16]-[.B4]" office:value-type="float" office:value="6.2813515663147">
            <text:p>6.2813515663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float" office:value="6.55820775032043">
            <text:p>6.5582077503</text:p>
          </table:table-cell>
          <table:table-cell table:style-name="ce3" office:value-type="float" office:value="6.65909051895142">
            <text:p>6.659090519</text:p>
          </table:table-cell>
          <table:table-cell table:style-name="ce3" table:formula="of:=[.C17]-[.B17]" office:value-type="float" office:value="0.100882768630989">
            <text:p>0.1008827686</text:p>
          </table:table-cell>
          <table:table-cell table:style-name="ce3" table:formula="of:=[.B17]-[.B5]" office:value-type="float" office:value="6.45367574691772">
            <text:p>6.4536757469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4" office:value-type="string">
            <text:p>mpi</text:p>
          </table:table-cell>
          <table:table-cell table:style-name="ce4" office:value-type="string">
            <text:p>Vecsum (min)</text:p>
          </table:table-cell>
          <table:table-cell table:style-name="ce4" office:value-type="string">
            <text:p>Vecsum (max)</text:p>
          </table:table-cell>
          <table:table-cell table:style-name="ce4" office:value-type="string">
            <text:p>Variation</text:p>
          </table:table-cell>
          <table:table-cell table:style-name="ce4" office:value-type="string">
            <text:p>Time difference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 office:value-type="float" office:value="0.452880620956421">
            <text:p>0.452880621</text:p>
          </table:table-cell>
          <table:table-cell table:style-name="ce4" office:value-type="float" office:value="0.454520702362061">
            <text:p>0.4545207024</text:p>
          </table:table-cell>
          <table:table-cell table:style-name="ce4" table:formula="of:=[.C20]-[.B20]" office:value-type="float" office:value="0.00164008140563993">
            <text:p>0.0016400814</text:p>
          </table:table-cell>
          <table:table-cell table:style-name="ce4" table:formula="of:=[.B20]-[.F2]" office:value-type="float" office:value="0.00336432456970198">
            <text:p>0.0033643246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float" office:value="0.23283576965332">
            <text:p>0.2328357697</text:p>
          </table:table-cell>
          <table:table-cell table:style-name="ce4" office:value-type="float" office:value="0.23422908782959">
            <text:p>0.2342290878</text:p>
          </table:table-cell>
          <table:table-cell table:style-name="ce4" table:formula="of:=[.C21]-[.B21]" office:value-type="float" office:value="0.00139331817627">
            <text:p>0.0013933182</text:p>
          </table:table-cell>
          <table:table-cell table:style-name="ce4" table:formula="of:=[.B21]-[.F3]" office:value-type="float" office:value="-0.217701435089112">
            <text:p>-0.2177014351</text:p>
          </table:table-cell>
          <table:table-cell table:style-name="ce4"/>
          <table:table-cell table:style-name="ce4" office:value-type="string">
            <text:p>D</text:p>
          </table:table-cell>
          <table:table-cell table:number-columns-repeated="3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 office:value-type="float" office:value="0.119727849960327">
            <text:p>0.11972785</text:p>
          </table:table-cell>
          <table:table-cell table:style-name="ce4" office:value-type="float" office:value="0.120473384857178">
            <text:p>0.1204733849</text:p>
          </table:table-cell>
          <table:table-cell table:style-name="ce4" table:formula="of:=[.C22]-[.B22]" office:value-type="float" office:value="0.000745534896851002">
            <text:p>0.0007455349</text:p>
          </table:table-cell>
          <table:table-cell table:style-name="ce4" table:formula="of:=[.B22]-[.F4]" office:value-type="float" office:value="-0.330224752426148">
            <text:p>-0.3302247524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4" office:value-type="float" office:value="0.0631940364837646">
            <text:p>0.0631940365</text:p>
          </table:table-cell>
          <table:table-cell table:style-name="ce4" office:value-type="float" office:value="0.0640523433685303">
            <text:p>0.0640523434</text:p>
          </table:table-cell>
          <table:table-cell table:style-name="ce4" table:formula="of:=[.C23]-[.B23]" office:value-type="float" office:value="0.000858306884765639">
            <text:p>0.0008583069</text:p>
          </table:table-cell>
          <table:table-cell table:style-name="ce4" table:formula="of:=[.B23]-[.F5]" office:value-type="float" office:value="-0.387615919113159">
            <text:p>-0.3876159191</text:p>
          </table:table-cell>
          <table:table-cell table:style-name="ce4" table:number-columns-repeated="2"/>
          <table:table-cell table:number-columns-repeated="3"/>
        </table:table-row>
      </table:table>
      <table:table table:name="batch_2" table:style-name="ta1">
        <table:table-column table:style-name="co4" table:number-columns-repeated="5" table:default-cell-style-name="Default"/>
        <table:table-row table:style-name="ro1">
          <table:table-cell office:value-type="string">
            <text:p>mpi</text:p>
          </table:table-cell>
          <table:table-cell office:value-type="string">
            <text:p>vecadd</text:p>
          </table:table-cell>
          <table:table-cell office:value-type="string">
            <text:p>vecsum</text:p>
          </table:table-cell>
          <table:table-cell office:value-type="string">
            <text:p>trimv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50816249847412">
            <text:p>0.8508162498</text:p>
          </table:table-cell>
          <table:table-cell office:value-type="float" office:value="0.447412729263306">
            <text:p>0.4474127293</text:p>
          </table:table-cell>
          <table:table-cell office:value-type="float" office:value="1.72529172897339">
            <text:p>1.725291729</text:p>
          </table:table-cell>
          <table:table-cell office:value-type="float" office:value="6.68193006515503">
            <text:p>6.68193006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2540431022644">
            <text:p>0.4254043102</text:p>
          </table:table-cell>
          <table:table-cell office:value-type="float" office:value="0.222224950790405">
            <text:p>0.2222249508</text:p>
          </table:table-cell>
          <table:table-cell office:value-type="float" office:value="0.863617420196533">
            <text:p>0.8636174202</text:p>
          </table:table-cell>
          <table:table-cell office:value-type="float" office:value="3.75699591636658">
            <text:p>3.756995916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23/10/2014</text:date>, <text:time>17:2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1T00:52:43</meta:creation-date>
    <dc:date>2014-10-23T17:22:24</dc:date>
    <meta:editing-duration>PT6H16M27S</meta:editing-duration>
    <meta:editing-cycles>7</meta:editing-cycles>
    <meta:generator>LibreOffice/3.4$Unix LibreOffice_project/340m1$Build-502</meta:generator>
    <dc:creator>Francesco Delogu</dc:creator>
    <meta:document-statistic meta:table-count="2" meta:cell-count="130" meta:object-count="0"/>
  </office:meta>
</office:document-meta>
</file>